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Pictures/10000001000003160000045EA06551A8F0EB71E5.png" manifest:media-type="image/png"/>
  <manifest:file-entry manifest:full-path="Object 1/Pictures/10000001000003160000045ECC31D0158A37C1F8.png" manifest:media-type="image/png"/>
  <manifest:file-entry manifest:full-path="Object 1/Pictures/10000001000003160000045E9C5FFA10CB701BDF.png" manifest:media-type="image/png"/>
  <manifest:file-entry manifest:full-path="Object 1/Pictures/10000001000003160000045EEDFEFFF396EDDFCC.png" manifest:media-type="image/png"/>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style:width="17cm" table:align="margins"/>
    </style:style>
    <style:style style:name="项目节点.A" style:family="table-column">
      <style:table-column-properties style:column-width="4.249cm" style:rel-column-width="16383*"/>
    </style:style>
    <style:style style:name="项目节点.D" style:family="table-column">
      <style:table-column-properties style:column-width="4.251cm"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267cd5"/>
    </style:style>
    <style:style style:name="P15" style:family="paragraph" style:parent-style-name="Heading_20_2">
      <style:text-properties officeooo:paragraph-rsid="0014717c"/>
    </style:style>
    <style:style style:name="P16" style:family="paragraph" style:parent-style-name="Heading_20_2">
      <style:text-properties officeooo:paragraph-rsid="001e976e"/>
    </style:style>
    <style:style style:name="P17" style:family="paragraph" style:parent-style-name="Standard">
      <style:text-properties officeooo:paragraph-rsid="00171c97"/>
    </style:style>
    <style:style style:name="P18" style:family="paragraph" style:parent-style-name="Standard">
      <style:text-properties officeooo:paragraph-rsid="001e8553"/>
    </style:style>
    <style:style style:name="P19" style:family="paragraph" style:parent-style-name="Standard">
      <style:text-properties officeooo:paragraph-rsid="001e976e"/>
    </style:style>
    <style:style style:name="P20" style:family="paragraph" style:parent-style-name="Standard">
      <style:text-properties officeooo:paragraph-rsid="00207d2f"/>
    </style:style>
    <style:style style:name="P21" style:family="paragraph" style:parent-style-name="Standard">
      <style:text-properties officeooo:paragraph-rsid="00221f7f"/>
    </style:style>
    <style:style style:name="P22" style:family="paragraph" style:parent-style-name="Table_20_Contents">
      <style:text-properties officeooo:paragraph-rsid="00171c97"/>
    </style:style>
    <style:style style:name="P23" style:family="paragraph" style:parent-style-name="Table_20_Contents">
      <style:text-properties officeooo:paragraph-rsid="001e8553"/>
    </style:style>
    <style:style style:name="P24" style:family="paragraph" style:parent-style-name="Table_20_Contents">
      <style:text-properties officeooo:paragraph-rsid="001e976e"/>
    </style:style>
    <style:style style:name="P25" style:family="paragraph" style:parent-style-name="Table_20_Contents">
      <style:text-properties officeooo:paragraph-rsid="00207d2f"/>
    </style:style>
    <style:style style:name="P26" style:family="paragraph" style:parent-style-name="Table_20_Contents">
      <style:text-properties officeooo:paragraph-rsid="00221f7f"/>
    </style:style>
    <style:style style:name="P27" style:family="paragraph" style:parent-style-name="Table_20_Contents">
      <style:text-properties officeooo:paragraph-rsid="00267cd5"/>
    </style:style>
    <style:style style:name="P28" style:family="paragraph" style:parent-style-name="Table_20_Contents">
      <style:text-properties officeooo:rsid="00267cd5" officeooo:paragraph-rsid="00267cd5"/>
    </style:style>
    <style:style style:name="P29" style:family="paragraph" style:parent-style-name="Text_20_body">
      <style:text-properties officeooo:paragraph-rsid="00171c97"/>
    </style:style>
    <style:style style:name="P30" style:family="paragraph" style:parent-style-name="Text_20_body">
      <style:text-properties officeooo:paragraph-rsid="001e8553"/>
    </style:style>
    <style:style style:name="P31" style:family="paragraph" style:parent-style-name="Text_20_body">
      <style:text-properties officeooo:paragraph-rsid="001e976e"/>
    </style:style>
    <style:style style:name="P32" style:family="paragraph" style:parent-style-name="Text_20_body">
      <style:text-properties officeooo:paragraph-rsid="00207d2f"/>
    </style:style>
    <style:style style:name="P33" style:family="paragraph" style:parent-style-name="Text_20_body">
      <style:text-properties officeooo:paragraph-rsid="00221f7f"/>
    </style:style>
    <style:style style:name="P34" style:family="paragraph" style:parent-style-name="Text_20_body">
      <style:text-properties officeooo:paragraph-rsid="00267cd5"/>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T7" style:family="text">
      <style:text-properties officeooo:rsid="00267cd5"/>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2219869567712">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2219875565360">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2219875562768">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2219875562192">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34"/>
      <table:table table:name="修订历史" table:style-name="修订历史">
        <table:table-column table:style-name="修订历史.A"/>
        <table:table-column table:style-name="修订历史.B"/>
        <table:table-column table:style-name="修订历史.C"/>
        <table:table-row table:style-name="TableLine2219914715536">
          <table:table-cell table:style-name="修订历史.A1" office:value-type="string">
            <text:p text:style-name="P27">时间</text:p>
          </table:table-cell>
          <table:table-cell table:style-name="修订历史.A1" office:value-type="string">
            <text:p text:style-name="P27">描述</text:p>
          </table:table-cell>
          <table:table-cell table:style-name="修订历史.C1" office:value-type="string">
            <text:p text:style-name="P27">原因</text:p>
          </table:table-cell>
        </table:table-row>
        <table:table-row table:style-name="TableLine2219914715536">
          <table:table-cell table:style-name="修订历史.A2" office:value-type="string">
            <text:p text:style-name="P28">2023_0729</text:p>
          </table:table-cell>
          <table:table-cell table:style-name="修订历史.A2" office:value-type="string">
            <text:p text:style-name="P28">完成初版编写，除结项报告外其他内容均实现</text:p>
          </table:table-cell>
          <table:table-cell table:style-name="修订历史.C2" office:value-type="string">
            <text:p text:style-name="P27"/>
          </table:table-cell>
        </table:table-row>
      </table:table>
      <text:h text:style-name="P14"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15"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2219875568816">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2219875563056">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2219875560752">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221987556449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2219875561040">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2219875559024">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15" text:outline-level="2"><text:soft-page-break/>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2219875566224">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2219875557584">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2219875554416">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2219875545200">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2219875555280">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2219875550960">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13"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2219875546064">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2219875551248">
          <table:table-cell table:style-name="项目节点.C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2219875556432">
          <table:table-cell table:style-name="项目节点.C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13"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2219882191328">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2219882191328">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2219882191328">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9"/>
      <table:table table:name="上位机执行流程" table:style-name="上位机执行流程">
        <table:table-column table:style-name="上位机执行流程.A"/>
        <table:table-column table:style-name="上位机执行流程.B"/>
        <table:table-column table:style-name="上位机执行流程.C"/>
        <table:table-row table:style-name="TableLine2219914673776">
          <table:table-cell table:style-name="上位机执行流程.A1" office:value-type="string">
            <text:p text:style-name="P22">执行流程</text:p>
          </table:table-cell>
          <table:table-cell table:style-name="上位机执行流程.A1" office:value-type="string">
            <text:p text:style-name="P22">执行描述</text:p>
          </table:table-cell>
          <table:table-cell table:style-name="上位机执行流程.C1" office:value-type="string">
            <text:p text:style-name="P22">是否启用</text:p>
          </table:table-cell>
        </table:table-row>
        <table:table-row table:style-name="TableLine2219914673776">
          <table:table-cell table:style-name="上位机执行流程.A2" office:value-type="string">
            <text:p text:style-name="P22">确定设计界面</text:p>
          </table:table-cell>
          <table:table-cell table:style-name="上位机执行流程.B2" office:value-type="string">
            <text:p text:style-name="P22">界面是上位机的基础单元，需求通过界面进行反应</text:p>
          </table:table-cell>
          <table:table-cell table:style-name="上位机执行流程.C2" office:value-type="string">
            <text:p text:style-name="P22">是</text:p>
          </table:table-cell>
        </table:table-row>
        <table:table-row table:style-name="TableLine2219914673776">
          <table:table-cell table:style-name="上位机执行流程.A3" office:value-type="string">
            <text:p text:style-name="P22">实现逻辑驱动</text:p>
          </table:table-cell>
          <table:table-cell table:style-name="上位机执行流程.B3" office:value-type="string">
            <text:p text:style-name="P22">完成界面设计后，驱动逻辑，使之可以调用相关的资源</text:p>
          </table:table-cell>
          <table:table-cell table:style-name="上位机执行流程.C3" office:value-type="string">
            <text:p text:style-name="P22">是</text:p>
          </table:table-cell>
        </table:table-row>
      </table:table>
      <text:p text:style-name="P17"/>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9"/>
      <table:table table:name="ARM执行流程" table:style-name="ARM执行流程">
        <table:table-column table:style-name="ARM执行流程.A"/>
        <table:table-column table:style-name="ARM执行流程.B"/>
        <table:table-column table:style-name="ARM执行流程.C"/>
        <table:table-row table:style-name="TableLine2219914693360">
          <table:table-cell table:style-name="ARM执行流程.A1" office:value-type="string">
            <text:p text:style-name="P22">执行流程</text:p>
          </table:table-cell>
          <table:table-cell table:style-name="ARM执行流程.A1" office:value-type="string">
            <text:p text:style-name="P22">执行描述</text:p>
          </table:table-cell>
          <table:table-cell table:style-name="ARM执行流程.C1" office:value-type="string">
            <text:p text:style-name="P22">是否启用</text:p>
          </table:table-cell>
        </table:table-row>
        <text:soft-page-break/>
        <table:table-row table:style-name="TableLine2219914693360">
          <table:table-cell table:style-name="ARM执行流程.A2" office:value-type="string">
            <text:p text:style-name="P22">申请主循环周期</text:p>
          </table:table-cell>
          <table:table-cell table:style-name="ARM执行流程.B2" office:value-type="string">
            <text:p text:style-name="P22">在裸机程序中，申请一个短周期的执行区间</text:p>
          </table:table-cell>
          <table:table-cell table:style-name="ARM执行流程.C2" office:value-type="string">
            <text:p text:style-name="P22">是</text:p>
          </table:table-cell>
        </table:table-row>
        <table:table-row table:style-name="TableLine2219914693360">
          <table:table-cell table:style-name="ARM执行流程.A3" office:value-type="string">
            <text:p text:style-name="P22">实现子循环功能</text:p>
          </table:table-cell>
          <table:table-cell table:style-name="ARM执行流程.B3" office:value-type="string">
            <text:p text:style-name="P22">通过执行区间的反复运行实现子功能的逻辑</text:p>
          </table:table-cell>
          <table:table-cell table:style-name="ARM执行流程.C3" office:value-type="string">
            <text:p text:style-name="P22">是</text:p>
          </table:table-cell>
        </table:table-row>
      </table:table>
      <text:p text:style-name="P17"/>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9"/>
      <table:table table:name="FPGA执行流程" table:style-name="FPGA执行流程">
        <table:table-column table:style-name="FPGA执行流程.A"/>
        <table:table-column table:style-name="FPGA执行流程.B"/>
        <table:table-column table:style-name="FPGA执行流程.C"/>
        <table:table-row table:style-name="TableLine2219914688752">
          <table:table-cell table:style-name="FPGA执行流程.A1" office:value-type="string">
            <text:p text:style-name="P22">执行流程</text:p>
          </table:table-cell>
          <table:table-cell table:style-name="FPGA执行流程.A1" office:value-type="string">
            <text:p text:style-name="P22">执行描述</text:p>
          </table:table-cell>
          <table:table-cell table:style-name="FPGA执行流程.C1" office:value-type="string">
            <text:p text:style-name="P22">是否启用</text:p>
          </table:table-cell>
        </table:table-row>
        <table:table-row table:style-name="TableLine2219914688752">
          <table:table-cell table:style-name="FPGA执行流程.A2" office:value-type="string">
            <text:p text:style-name="P22">编写逻辑代码</text:p>
          </table:table-cell>
          <table:table-cell table:style-name="FPGA执行流程.B2" office:value-type="string">
            <text:p text:style-name="P22">实现对应的逻辑功能</text:p>
          </table:table-cell>
          <table:table-cell table:style-name="FPGA执行流程.C2" office:value-type="string">
            <text:p text:style-name="P22">是</text:p>
          </table:table-cell>
        </table:table-row>
        <table:table-row table:style-name="TableLine2219914688752">
          <table:table-cell table:style-name="FPGA执行流程.A3" office:value-type="string">
            <text:p text:style-name="P22">实现逻辑仿真</text:p>
          </table:table-cell>
          <table:table-cell table:style-name="FPGA执行流程.B3" office:value-type="string">
            <text:p text:style-name="P22">对实现的逻辑功能进行预期验证</text:p>
          </table:table-cell>
          <table:table-cell table:style-name="FPGA执行流程.C3" office:value-type="string">
            <text:p text:style-name="P22">是</text:p>
          </table:table-cell>
        </table:table-row>
        <table:table-row table:style-name="TableLine2219914688752">
          <table:table-cell table:style-name="FPGA执行流程.A4" office:value-type="string">
            <text:p text:style-name="P22">端口兼容验证</text:p>
          </table:table-cell>
          <table:table-cell table:style-name="FPGA执行流程.B4" office:value-type="string">
            <text:p text:style-name="P22">对端口进行兼容性处理，使之满足系统调用需求</text:p>
          </table:table-cell>
          <table:table-cell table:style-name="FPGA执行流程.C4" office:value-type="string">
            <text:p text:style-name="P22">是</text:p>
          </table:table-cell>
        </table:table-row>
        <table:table-row table:style-name="TableLine2219914688752">
          <table:table-cell table:style-name="FPGA执行流程.A5" office:value-type="string">
            <text:p text:style-name="P22">实现系统仿真</text:p>
          </table:table-cell>
          <table:table-cell table:style-name="FPGA执行流程.B5" office:value-type="string">
            <text:p text:style-name="P22">对端口进行系统冲击仿真</text:p>
          </table:table-cell>
          <table:table-cell table:style-name="FPGA执行流程.C5" office:value-type="string">
            <text:p text:style-name="P22">是</text:p>
          </table:table-cell>
        </table:table-row>
        <table:table-row table:style-name="TableLine2219914688752">
          <table:table-cell table:style-name="FPGA执行流程.A6" office:value-type="string">
            <text:p text:style-name="P22">在线调试验证</text:p>
          </table:table-cell>
          <table:table-cell table:style-name="FPGA执行流程.B6" office:value-type="string">
            <text:p text:style-name="P22">完成逻辑的在线信号在线调试确认</text:p>
          </table:table-cell>
          <table:table-cell table:style-name="FPGA执行流程.C6" office:value-type="string">
            <text:p text:style-name="P22">是</text:p>
          </table:table-cell>
        </table:table-row>
        <table:table-row table:style-name="TableLine2219914688752">
          <table:table-cell table:style-name="FPGA执行流程.A7" office:value-type="string">
            <text:p text:style-name="P22">集成到子系统</text:p>
          </table:table-cell>
          <table:table-cell table:style-name="FPGA执行流程.B7" office:value-type="string">
            <text:p text:style-name="P22">将实现的核作为某个子系统的一部分进行集成</text:p>
          </table:table-cell>
          <table:table-cell table:style-name="FPGA执行流程.C7" office:value-type="string">
            <text:p text:style-name="P22">是</text:p>
          </table:table-cell>
        </table:table-row>
      </table:table>
      <text:p text:style-name="P17"/>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30"/>
      <table:table table:name="自动化执行流程" table:style-name="自动化执行流程">
        <table:table-column table:style-name="自动化执行流程.A"/>
        <table:table-column table:style-name="自动化执行流程.B"/>
        <table:table-column table:style-name="自动化执行流程.C"/>
        <table:table-row table:style-name="TableLine2219914701136">
          <table:table-cell table:style-name="自动化执行流程.A1" office:value-type="string">
            <text:p text:style-name="P23">执行流程</text:p>
          </table:table-cell>
          <table:table-cell table:style-name="自动化执行流程.A1" office:value-type="string">
            <text:p text:style-name="P23">执行描述</text:p>
          </table:table-cell>
          <table:table-cell table:style-name="自动化执行流程.C1" office:value-type="string">
            <text:p text:style-name="P23">是否启用</text:p>
          </table:table-cell>
        </table:table-row>
        <table:table-row table:style-name="TableLine2219914701136">
          <table:table-cell table:style-name="自动化执行流程.A2" office:value-type="string">
            <text:p text:style-name="P23">确定自动化需求</text:p>
          </table:table-cell>
          <table:table-cell table:style-name="自动化执行流程.A2" office:value-type="string">
            <text:p text:style-name="P23">重复次数超<text:span text:style-name="T6">10次的操作进行自动化标记</text:span></text:p>
          </table:table-cell>
          <table:table-cell table:style-name="自动化执行流程.C2" office:value-type="string">
            <text:p text:style-name="P23">是</text:p>
          </table:table-cell>
        </table:table-row>
        <table:table-row table:style-name="自动化执行流程.3">
          <table:table-cell table:style-name="自动化执行流程.A2" office:value-type="string">
            <text:p text:style-name="P23">脚本实现简化</text:p>
          </table:table-cell>
          <table:table-cell table:style-name="自动化执行流程.A2" office:value-type="string">
            <text:p text:style-name="P23">将操作进行脚本化缩短，以提高设计的效率</text:p>
          </table:table-cell>
          <table:table-cell table:style-name="自动化执行流程.C2" office:value-type="string">
            <text:p text:style-name="P23">是</text:p>
          </table:table-cell>
        </table:table-row>
      </table:table>
      <text:p text:style-name="P18"/>
      <text:p text:style-name="P18"/>
      <text:p text:style-name="P18"/>
      <text:p text:style-name="P18"/>
      <text:h text:style-name="P13" text:outline-level="1">5 <text:s/>项目成果</text:h>
      <text:h text:style-name="P16"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31"/>
      <table:table table:name="应用成果" table:style-name="应用成果">
        <table:table-column table:style-name="应用成果.A"/>
        <table:table-column table:style-name="应用成果.B"/>
        <table:table-column table:style-name="应用成果.C"/>
        <table:table-row table:style-name="TableLine2219914725616">
          <table:table-cell table:style-name="应用成果.A1" office:value-type="string">
            <text:p text:style-name="P24">成果</text:p>
          </table:table-cell>
          <table:table-cell table:style-name="应用成果.A1" office:value-type="string">
            <text:p text:style-name="P24">描述</text:p>
          </table:table-cell>
          <table:table-cell table:style-name="应用成果.C1" office:value-type="string">
            <text:p text:style-name="P24">是否有链接</text:p>
          </table:table-cell>
        </table:table-row>
        <table:table-row table:style-name="TableLine2219914725616">
          <table:table-cell table:style-name="应用成果.A2" office:value-type="string">
            <text:p text:style-name="P24">上位机</text:p>
          </table:table-cell>
          <table:table-cell table:style-name="应用成果.A2" office:value-type="string">
            <text:p text:style-name="P24">可以控制嵌入式数据的上位机，逐渐完善</text:p>
          </table:table-cell>
          <table:table-cell table:style-name="应用成果.C2" office:value-type="string">
            <text:p text:style-name="P24">是</text:p>
          </table:table-cell>
        </table:table-row>
      </table:table>
      <text:p text:style-name="P19"/>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32"/>
      <table:table table:name="知识成果" table:style-name="知识成果">
        <table:table-column table:style-name="知识成果.A"/>
        <table:table-column table:style-name="知识成果.B"/>
        <table:table-column table:style-name="知识成果.C"/>
        <table:table-row table:style-name="TableLine2219914723600">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2219914723600">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0"/>
      <text:p text:style-name="P20"/>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33"/>
      <table:table table:name="思维拓展" table:style-name="思维拓展">
        <table:table-column table:style-name="思维拓展.A"/>
        <table:table-column table:style-name="思维拓展.B"/>
        <table:table-column table:style-name="思维拓展.C"/>
        <table:table-row table:style-name="TableLine2219914722448">
          <table:table-cell table:style-name="思维拓展.A1" office:value-type="string">
            <text:p text:style-name="P26">成果</text:p>
          </table:table-cell>
          <table:table-cell table:style-name="思维拓展.A1" office:value-type="string">
            <text:p text:style-name="P26">描述</text:p>
          </table:table-cell>
          <table:table-cell table:style-name="思维拓展.C1" office:value-type="string">
            <text:p text:style-name="P26">是否有链接</text:p>
          </table:table-cell>
        </table:table-row>
        <table:table-row table:style-name="TableLine2219914722448">
          <table:table-cell table:style-name="思维拓展.A2" office:value-type="string">
            <text:p text:style-name="P26">反重复思维</text:p>
          </table:table-cell>
          <table:table-cell table:style-name="思维拓展.A2" office:value-type="string">
            <text:p text:style-name="P26">对重复操作敏感，寻求降低重复操作时间</text:p>
          </table:table-cell>
          <table:table-cell table:style-name="思维拓展.C2" office:value-type="string">
            <text:p text:style-name="P26"/>
          </table:table-cell>
        </table:table-row>
      </table:table>
      <text:p text:style-name="P21"/>
      <text:p text:style-name="P21"/>
      <text:p text:style-name="P21"/>
      <text:h text:style-name="P13" text:outline-level="1">6 <text:s/><text:span text:style-name="T3">结项</text:span>总结</text:h>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29T06:32:33.992000000</dc:date>
    <dc:creator>fpgaPublish</dc:creator>
    <meta:editing-duration>PT1H15M1S</meta:editing-duration>
    <meta:editing-cycles>21</meta:editing-cycles>
    <meta:generator>LibreOffice/7.3.4.2$Windows_X86_64 LibreOffice_project/728fec16bd5f605073805c3c9e7c4212a0120dc5</meta:generator>
    <meta:document-statistic meta:table-count="16" meta:image-count="0" meta:object-count="2" meta:page-count="8" meta:paragraph-count="196" meta:word-count="2681" meta:character-count="2925" meta:non-whitespace-character-count="286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框架可复用版本" VL:creator="fpgaPublish" dc:date-time="2023-07-29T06:32:34"/>
</VL:version-list>
</file>